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000FF"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30"/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8.016875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20.293541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9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nes_dejit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Supplier and ref</text:p>
          </table:table-cell>
          <table:table-cell office:value-type="string" table:style-name="ce2">
            <text:p>Alt. Supplier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SM0603_Capa_libcm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u</text:p>
          </table:table-cell>
          <table:table-cell office:value-type="string" table:style-name="ce3">
            <text:p><text:a xlink:href="https://www.digikey.fi/product-detail/en/murata-electronics-north-america/GRM188R60J106ME47D/490-3896-1-ND/965938">https://www.digikey.fi/product-detail/en/murata-electronics-north-america/GRM188R60J106ME47D/490-3896-1-ND/965938</text:a></text:p>
          </table:table-cell>
          <table:table-cell office:value-type="string" table:style-name="ce1">
            <text:p><text:a xlink:href="https://www.mouser.fi/ProductDetail/581-06036D106MAT2A">https://www.mouser.fi/ProductDetail/581-06036D106MAT2A</text:a>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C2,C3,C4,C7</text:p>
          </table:table-cell>
          <table:table-cell office:value-type="string" table:style-name="ce1">
            <text:p>SM0603_Capa_libcm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1u</text:p>
          </table:table-cell>
          <table:table-cell office:value-type="string" table:style-name="ce3">
            <text:p><text:a xlink:href="https://www.digikey.fi/product-detail/en/kemet/C0603C104K9RAC7867/399-15351-1-ND/7386749">https://www.digikey.fi/product-detail/en/kemet/C0603C104K9RAC7867/399-15351-1-ND/7386749</text:a></text:p>
          </table:table-cell>
          <table:table-cell office:value-type="string" table:style-name="ce1">
            <text:p><text:a xlink:href="https://www.mouser.fi/ProductDetail/77-VJ0603Y104JXJPBC">https://www.mouser.fi/ProductDetail/77-VJ0603Y104JXJPBC</text:a>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C5,C6</text:p>
          </table:table-cell>
          <table:table-cell office:value-type="string" table:style-name="ce1">
            <text:p>SM0603_Capa_libcm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2p</text:p>
          </table:table-cell>
          <table:table-cell office:value-type="string" table:style-name="ce1">
            <text:p><text:a xlink:href="https://www.digikey.fi/product-detail/en/yageo/CC0603FRNPO9BN120/311-3885-1-ND/8024974">https://www.digikey.fi/product-detail/en/yageo/CC0603FRNPO9BN120/311-3885-1-ND/8024974</text:a></text:p>
          </table:table-cell>
          <table:table-cell office:value-type="string" table:style-name="ce1">
            <text:p><text:a xlink:href="https://www.mouser.fi/ProductDetail/77-VJ0603A120FXQCBC">https://www.mouser.fi/ProductDetail/77-VJ0603A120FXQCBC</text:a>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SM0603_Capa_libcm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30p</text:p>
          </table:table-cell>
          <table:table-cell office:value-type="string" table:style-name="ce1">
            <text:p><text:a xlink:href="https://www.digikey.fi/product-detail/en/murata-electronics-north-america/GCM1885C1H331FA16D/490-16420-1-ND/7363402">https://www.digikey.fi/product-detail/en/murata-electronics-north-america/GCM1885C1H331FA16D/490-16420-1-ND/7363402</text:a></text:p>
          </table:table-cell>
          <table:table-cell office:value-type="string" table:style-name="ce1">
            <text:p><text:a xlink:href="https://www.mouser.fi/ProductDetail/80-C0603C331J5G">https://www.mouser.fi/ProductDetail/80-C0603C331J5G</text:a></text:p>
          </table:table-cell>
          <table:table-cell table:number-columns-repeated="16377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SOT-23_Handsolder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SC2412</text:p>
          </table:table-cell>
          <table:table-cell office:value-type="string" table:style-name="ce1">
            <text:p><text:a xlink:href="https://www.digikey.fi/product-detail/en/rohm-semiconductor/2SC2412KT146R/2SC2412KT146RCT-ND/650652">https://www.digikey.fi/product-detail/en/rohm-semiconductor/2SC2412KT146R/2SC2412KT146RCT-ND/650652</text:a></text:p>
          </table:table-cell>
          <table:table-cell office:value-type="string" table:style-name="ce1">
            <text:p><text:a xlink:href="https://www.mouser.fi/ProductDetail/ROHM-Semiconductor/2SC2412KT146R?qs=sGAEpiMZZMshyDBzk1%2FWi699iOF%252bvXIM3TbU7m2d67Y%3D">https://www.mouser.fi/ProductDetail/ROHM-Semiconductor/2SC2412KT146R?qs=sGAEpiMZZMshyDBzk1%2fWi699iOF%252bvXIM3TbU7m2d67Y%3d</text:a>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R1,R2,R3,R6,R15</text:p>
          </table:table-cell>
          <table:table-cell office:value-type="string" table:style-name="ce1">
            <text:p>SM0603_Resistor_libcm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0k</text:p>
          </table:table-cell>
          <table:table-cell office:value-type="string" table:style-name="ce3">
            <text:p><text:a xlink:href="https://www.digikey.fi/product-detail/en/susumu/RR0816P-103-D/RR08P10.0KDCT-ND/432748">https://www.digikey.fi/product-detail/en/susumu/RR0816P-103-D/RR08P10.0KDCT-ND/432748</text:a></text:p>
          </table:table-cell>
          <table:table-cell office:value-type="string" table:style-name="ce1">
            <text:p><text:a xlink:href="https://www.mouser.fi/ProductDetail/754-RR0816P-103D">https://www.mouser.fi/ProductDetail/754-RR0816P-103D</text:a>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R8,R9</text:p>
          </table:table-cell>
          <table:table-cell office:value-type="string" table:style-name="ce1">
            <text:p>SM0603_Resistor_libcm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k</text:p>
          </table:table-cell>
          <table:table-cell office:value-type="string" table:style-name="ce3">
            <text:p><text:a xlink:href="https://www.digikey.fi/product-detail/en/yageo/RC0603FR-071KL/311-1.00KHRCT-ND/729790">https://www.digikey.fi/product-detail/en/yageo/RC0603FR-071KL/311-1.00KHRCT-ND/729790</text:a></text:p>
          </table:table-cell>
          <table:table-cell office:value-type="string" table:style-name="ce1">
            <text:p><text:a xlink:href="https://www.mouser.fi/ProductDetail/754-RR0816P-102D">https://www.mouser.fi/ProductDetail/754-RR0816P-102D</text:a></text:p>
          </table:table-cell>
          <table:table-cell table:number-columns-repeated="16377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R10</text:p>
          </table:table-cell>
          <table:table-cell office:value-type="string" table:style-name="ce1">
            <text:p>SM0603_Resistor_libcm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.6k</text:p>
          </table:table-cell>
          <table:table-cell office:value-type="string" table:style-name="ce1">
            <text:p><text:a xlink:href="https://www.digikey.fi/product-detail/en/bourns-inc/CR0603-FX-5601ELF/CR0603-FX-5601ELFCT-ND/4247814">https://www.digikey.fi/product-detail/en/bourns-inc/CR0603-FX-5601ELF/CR0603-FX-5601ELFCT-ND/4247814</text:a></text:p>
          </table:table-cell>
          <table:table-cell office:value-type="string" table:style-name="ce1">
            <text:p><text:a xlink:href="https://www.mouser.fi/ProductDetail/Bourns/CR0603-FX-5601ELF?qs=%2Fha2pyFadugVmr2gairtN8jfNjX7V837Guj6JVakTkndZiKOuhtbUw%3D%3D">https://www.mouser.fi/ProductDetail/Bourns/CR0603-FX-5601ELF?qs=%2fha2pyFadugVmr2gairtN8jfNjX7V837Guj6JVakTkndZiKOuhtbUw%3d%3d</text:a></text:p>
          </table:table-cell>
          <table:table-cell table:number-columns-repeated="16377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R7</text:p>
          </table:table-cell>
          <table:table-cell office:value-type="string" table:style-name="ce1">
            <text:p>SM0603_Resistor_libcm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<text:a xlink:href="https://www.digikey.fi/product-detail/en/yageo/AC0603FR-071ML/311-1MLDCT-ND/2828141">https://www.digikey.fi/product-detail/en/yageo/AC0603FR-071ML/311-1MLDCT-ND/2828141</text:a></text:p>
          </table:table-cell>
          <table:table-cell office:value-type="string" table:style-name="ce1">
            <text:p><text:a xlink:href="https://www.mouser.fi/ProductDetail/603-RT0603FRE071ML">https://www.mouser.fi/ProductDetail/603-RT0603FRE071ML</text:a></text:p>
          </table:table-cell>
          <table:table-cell table:number-columns-repeated="16377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R11,R14</text:p>
          </table:table-cell>
          <table:table-cell office:value-type="string" table:style-name="ce1">
            <text:p>SM0603_Resistor_libcms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300</text:p>
          </table:table-cell>
          <table:table-cell office:value-type="string" table:style-name="ce1">
            <text:p><text:a xlink:href="https://www.digikey.fi/product-detail/en/yageo/RC0603FR-07300RL/311-300HRCT-ND/726133">https://www.digikey.fi/product-detail/en/yageo/RC0603FR-07300RL/311-300HRCT-ND/726133</text:a></text:p>
          </table:table-cell>
          <table:table-cell office:value-type="string" table:style-name="ce1">
            <text:p><text:a xlink:href="https://www.mouser.fi/ProductDetail/754-RR0816P-301D">https://www.mouser.fi/ProductDetail/754-RR0816P-301D</text:a></text:p>
          </table:table-cell>
          <table:table-cell table:number-columns-repeated="16377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R12</text:p>
          </table:table-cell>
          <table:table-cell office:value-type="string" table:style-name="ce1">
            <text:p>SM0603_Resistor_libcms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100</text:p>
          </table:table-cell>
          <table:table-cell office:value-type="string" table:style-name="ce1">
            <text:p><text:a xlink:href="https://www.digikey.fi/product-detail/en/vishay-dale/CRCW0603100RFKEA/541-100HCT-ND/1179695">https://www.digikey.fi/product-detail/en/vishay-dale/CRCW0603100RFKEA/541-100HCT-ND/1179695</text:a></text:p>
          </table:table-cell>
          <table:table-cell office:value-type="string" table:style-name="ce1">
            <text:p><text:a xlink:href="https://www.mouser.fi/ProductDetail/594-MCT06030C1000FP5">https://www.mouser.fi/ProductDetail/594-MCT06030C1000FP5</text:a></text:p>
          </table:table-cell>
          <table:table-cell table:number-columns-repeated="16377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R4,R13</text:p>
          </table:table-cell>
          <table:table-cell office:value-type="string" table:style-name="ce1">
            <text:p>SM0603_Resistor_libcms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39</text:p>
          </table:table-cell>
          <table:table-cell office:value-type="string" table:style-name="ce1">
            <text:p><text:a xlink:href="https://www.digikey.fi/product-detail/en/vishay-dale/CRCW060339R0FKEA/541-39.0HCT-ND/1179647">https://www.digikey.fi/product-detail/en/vishay-dale/CRCW060339R0FKEA/541-39.0HCT-ND/1179647</text:a></text:p>
          </table:table-cell>
          <table:table-cell office:value-type="string" table:style-name="ce1">
            <text:p><text:a xlink:href="https://www.mouser.fi/ProductDetail/603-RT0603DRE0739RL">https://www.mouser.fi/ProductDetail/603-RT0603DRE0739RL</text:a></text:p>
          </table:table-cell>
          <table:table-cell table:number-columns-repeated="16377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Y1</text:p>
          </table:table-cell>
          <table:table-cell office:value-type="string" table:style-name="ce1">
            <text:p>Crystal_HC49-U_Vertic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1.477272MHz</text:p>
          </table:table-cell>
          <table:table-cell office:value-type="string" table:style-name="ce1">
            <text:p><text:a xlink:href="https://www.digikey.fi/products/en?keywords=HC49US-21.47727MABJ-UB">https://www.digikey.fi/products/en?keywords=HC49US-21.47727MABJ-UB</text:a></text:p>
          </table:table-cell>
          <table:table-cell office:value-type="string" table:style-name="ce1">
            <text:p><text:a xlink:href="https://www.mouser.fi/ProductDetail/695-HC49US-214-U">https://www.mouser.fi/ProductDetail/695-HC49US-214-U</text:a></text:p>
          </table:table-cell>
          <table:table-cell table:number-columns-repeated="16377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TQFP-44_10x10mm_Pitch0.8mm_Handsolder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F1502AS-7AX44</text:p>
          </table:table-cell>
          <table:table-cell office:value-type="string" table:style-name="ce1">
            <text:p>https://www.mouser.com/ProductDetail/Microchip-Technology-Atmel/ATF1502AS-10JU44?qs=fH4tvdCgwtOmGOXETrb9sw%3D%3D</text:p>
          </table:table-cell>
          <table:table-cell office:value-type="string" table:style-name="ce1">
            <text:p><text:a xlink:href="https://www.mouser.fi/ProductDetail/556-AF1502AS7AX44">https://www.mouser.fi/ProductDetail/556-AF1502AS7AX44</text:a></text:p>
          </table:table-cell>
          <table:table-cell table:number-columns-repeated="16377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JTAG_Header_Angled_1x06_Pitch2.54m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TAG_CONN</text:p>
          </table:table-cell>
          <table:table-cell office:value-type="string" table:style-name="ce1">
            <text:p><text:a xlink:href="https://www.digikey.fi/product-detail/en/sullins-connector-solutions/PPPC061LGBN-RC/S5481-ND/775939">https://www.digikey.fi/product-detail/en/sullins-connector-solutions/PPPC061LGBN-RC/S5481-ND/775939</text:a></text:p>
          </table:table-cell>
          <table:table-cell table:number-columns-repeated="16378" table:style-name="ce1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D-323_Handsolder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ener_3v3</text:p>
          </table:table-cell>
          <table:table-cell office:value-type="string" table:style-name="ce1">
            <text:p><text:a xlink:href="https://www.digikey.fi/product-detail/en/diodes-incorporated/MMSZ5226BS-7-F/MMSZ5226BS-FDICT-ND/804906">https://www.digikey.fi/product-detail/en/diodes-incorporated/MMSZ5226BS-7-F/MMSZ5226BS-FDICT-ND/804906</text:a></text:p>
          </table:table-cell>
          <table:table-cell office:value-type="string" table:style-name="ce1">
            <text:p><text:a xlink:href="https://www.mouser.fi/ProductDetail/Diodes-Incorporated/MMSZ5226BS-7-F?qs=%2Fha2pyFaduhtQ97KB7ZIhG4qOKLUdjA4sp8FKtb2WHbnKCOJGMqbGA%3D%3D">https://www.mouser.fi/ProductDetail/Diodes-Incorporated/MMSZ5226BS-7-F?qs=%2fha2pyFaduhtQ97KB7ZIhG4qOKLUdjA4sp8FKtb2WHbnKCOJGMqbGA%3d%3d</text:a></text:p>
          </table:table-cell>
          <table:table-cell table:number-columns-repeated="16377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acklin Kannard-Smith</dc:creator>
    <dc:date>2023-01-17T20:43:54Z</dc:date>
    <meta:editing-cycles>10</meta:editing-cycles>
    <meta:editing-duration>PT2699S</meta:editing-duration>
  </office:meta>
</office:document-meta>
</file>